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f0046a" draw:textarea-horizontal-align="justify" draw:textarea-vertical-align="middle" draw:auto-grow-height="false" fo:min-height="2.925cm" fo:min-width="25.535cm" loext:decorative="false"/>
    </style:style>
    <style:style style:name="gr3" style:family="graphic" style:parent-style-name="standard">
      <style:graphic-properties draw:fill-color="#1a0132" draw:textarea-horizontal-align="justify" draw:textarea-vertical-align="middle" draw:auto-grow-height="false" fo:min-height="1.546cm" fo:min-width="1.296cm" loext:decorative="false"/>
    </style:style>
    <style:style style:name="gr4" style:family="graphic" style:parent-style-name="standard">
      <style:graphic-properties draw:fill-color="#1a0132" draw:textarea-horizontal-align="justify" draw:textarea-vertical-align="middle" draw:auto-grow-height="false" fo:min-height="2.893cm" fo:min-width="2.643cm" loext:decorative="false"/>
    </style:style>
    <style:style style:name="gr5" style:family="graphic" style:parent-style-name="standard">
      <style:graphic-properties draw:fill-color="#1a0132" draw:textarea-horizontal-align="justify" draw:textarea-vertical-align="middle" draw:auto-grow-height="false" fo:min-height="2.444cm" fo:min-width="2.194cm" loext:decorative="false"/>
    </style:style>
    <style:style style:name="gr6" style:family="graphic" style:parent-style-name="standard">
      <style:graphic-properties draw:fill-color="#1a0132" draw:textarea-horizontal-align="justify" draw:textarea-vertical-align="middle" draw:auto-grow-height="false" fo:min-height="2.508cm" fo:min-width="2.194cm" loext:decorative="false"/>
    </style:style>
    <style:style style:name="gr7" style:family="graphic" style:parent-style-name="standard">
      <style:graphic-properties draw:fill-color="#1a0132" draw:textarea-horizontal-align="justify" draw:textarea-vertical-align="middle" draw:auto-grow-height="false" fo:min-height="1.995cm" fo:min-width="1.837cm" loext:decorative="false"/>
    </style:style>
    <style:style style:name="gr8" style:family="graphic" style:parent-style-name="standard">
      <style:graphic-properties draw:fill-color="#1a0132" draw:textarea-horizontal-align="justify" draw:textarea-vertical-align="middle" draw:auto-grow-height="false" fo:min-height="1.995cm" fo:min-width="1.745cm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17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outline1">
      <style:graphic-properties draw:fill="solid" draw:fill-color="#000000" fo:min-height="8.884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18.7999992370605pt"/>
    </style:style>
    <style:style style:name="P3" style:family="paragraph">
      <style:text-properties fo:background-color="transparent"/>
    </style:style>
    <style:style style:name="P4" style:family="paragraph">
      <loext:graphic-properties draw:fill="solid" draw:fill-color="#000000"/>
      <style:text-properties fo:background-color="transparent"/>
    </style:style>
    <style:style style:name="P5" style:family="paragraph">
      <loext:graphic-properties draw:fill-color="#f0046a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loext:graphic-properties draw:fill-color="#1a0132"/>
      <style:paragraph-properties fo:text-align="center"/>
    </style:style>
    <style:style style:name="P9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399cm" svg:y="3.96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5.619cm" svg:x="1.399cm" svg:y="7.199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5" draw:text-style-name="P4" draw:layer="layout" svg:width="12.297cm" svg:height="9.134cm" svg:x="14.313cm" svg:y="3.685cm" presentation:class="outline">
          <draw:text-box>
            <text:p text:style-name="P3">#include &lt;stdio.h&gt;</text:p>
            <text:p text:style-name="P3">int main(void)</text:p>
            <text:p text:style-name="P3">{</text:p>
            <text:p text:style-name="P3">printf("hello, world\n");</text:p>
            <text:p text:style-name="P3">}</text:p>
          </draw:text-box>
        </draw:frame>
        <draw:custom-shape draw:style-name="gr2" draw:text-style-name="P5" draw:layer="layout" svg:width="26.035cm" svg:height="3.1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6" draw:layer="layout" svg:width="25.199cm" svg:height="2.629cm" svg:x="1.4cm" svg:y="0.628cm" presentation:class="title">
          <draw:text-box>
            <text:p text:style-name="P6">Print</text:p>
          </draw:text-box>
        </draw:frame>
        <presentation:notes draw:style-name="dp4">
          <draw:page-thumbnail draw:style-name="gr1" draw:layer="layout" svg:width="18.624cm" svg:height="10.476cm" svg:x="1.482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>
        <draw:frame presentation:style-name="pr4" draw:layer="layout" svg:width="12.297cm" svg:height="9.134cm" svg:x="14.374cm" svg:y="4.201cm" presentation:class="outline" presentation:placeholder="true" presentation:user-transformed="true">
          <draw:text-box/>
        </draw:frame>
        <draw:frame presentation:style-name="pr4" draw:layer="layout" svg:width="12.297cm" svg:height="9.134cm" svg:x="1.4cm" svg:y="4.201cm" presentation:class="outline" presentation:placeholder="true" presentation:user-transformed="true">
          <draw:text-box/>
        </draw:frame>
        <draw:frame presentation:style-name="pr8" draw:text-style-name="P6" draw:layer="layout" svg:width="24.765cm" svg:height="2.629cm" svg:x="1.271cm" svg:y="0.547cm" presentation:class="title" presentation:placeholder="true" presentation:user-transformed="true">
          <draw:text-box/>
        </draw:frame>
        <draw:custom-shape draw:style-name="gr3" draw:text-style-name="P8" draw:layer="layout" svg:width="2.54cm" svg:height="2.54cm" svg:x="19.05cm" svg:y="-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4.445cm" svg:height="4.445cm" svg:x="20.955cm" svg:y="-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81cm" svg:height="3.81cm" svg:x="26.03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3.81cm" svg:height="3.898cm" svg:x="24.765cm" svg:y="-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4.445cm" svg:height="4.445cm" svg:x="-0.63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3.305cm" svg:height="3.175cm" svg:x="-1.90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4.445cm" svg:height="4.445cm" svg:x="2.54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3.175cm" svg:height="3.175cm" svg:x="6.3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>
        <draw:frame presentation:style-name="pr4" draw:layer="layout" svg:width="12.297cm" svg:height="9.134cm" svg:x="1.4cm" svg:y="4.201cm" presentation:class="outline" presentation:placeholder="true" presentation:user-transformed="true">
          <draw:text-box/>
        </draw:frame>
        <draw:frame presentation:style-name="pr4" draw:layer="layout" svg:width="12.297cm" svg:height="9.134cm" svg:x="14.373cm" svg:y="4.201cm" presentation:class="outline" presentation:placeholder="true" presentation:user-transformed="true">
          <draw:text-box/>
        </draw:frame>
        <draw:custom-shape draw:style-name="gr2" draw:text-style-name="P5" draw:layer="layout" svg:width="26.035cm" svg:height="3.1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6" draw:layer="layout" svg:width="24.765cm" svg:height="2.629cm" svg:x="1.27cm" svg:y="0.546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>
        <draw:frame presentation:style-name="pr4" draw:layer="layout" svg:width="12.297cm" svg:height="9.134cm" svg:x="14.374cm" svg:y="4.201cm" presentation:class="outline" presentation:placeholder="true" presentation:user-transformed="true">
          <draw:text-box/>
        </draw:frame>
        <draw:frame presentation:style-name="pr4" draw:layer="layout" svg:width="12.297cm" svg:height="9.134cm" svg:x="1.4cm" svg:y="4.201cm" presentation:class="outline" presentation:placeholder="true" presentation:user-transformed="true">
          <draw:text-box/>
        </draw:frame>
        <draw:frame presentation:style-name="pr8" draw:text-style-name="P6" draw:layer="layout" svg:width="24.765cm" svg:height="2.629cm" svg:x="1.271cm" svg:y="0.547cm" presentation:class="title" presentation:placeholder="true" presentation:user-transformed="true">
          <draw:text-box/>
        </draw:frame>
        <draw:custom-shape draw:style-name="gr3" draw:text-style-name="P8" draw:layer="layout" svg:width="2.54cm" svg:height="2.54cm" svg:x="19.05cm" svg:y="-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4.445cm" svg:height="4.445cm" svg:x="20.955cm" svg:y="-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81cm" svg:height="3.81cm" svg:x="26.03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3.81cm" svg:height="3.898cm" svg:x="24.765cm" svg:y="-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4.445cm" svg:height="4.445cm" svg:x="-0.63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3.305cm" svg:height="3.175cm" svg:x="-1.90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4.445cm" svg:height="4.445cm" svg:x="2.54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3.175cm" svg:height="3.175cm" svg:x="6.3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.6000003814697pt" fo:font-style="normal" fo:text-shadow="none" style:text-underline-style="none" fo:font-weight="normal" style:letter-kerning="true" style:font-size-asian="27.6000003814697pt" style:font-style-asian="normal" style:font-weight-asian="normal" style:font-size-complex="27.6000003814697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2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4cm" fo:text-indent="0cm"/>
      <style:text-properties fo:font-size="14.8999996185303pt"/>
    </style:style>
    <style:style style:name="Lights-outline6" style:family="presentation" style:parent-style-name="Lights-outline5">
      <style:paragraph-properties fo:margin-left="0cm" fo:margin-right="0cm" fo:margin-top="0cm" fo:margin-bottom="0.073cm" fo:text-indent="0cm"/>
      <style:text-properties fo:font-size="14.8999996185303pt"/>
    </style:style>
    <style:style style:name="Lights-outline7" style:family="presentation" style:parent-style-name="Lights-outline6">
      <style:paragraph-properties fo:margin-left="0cm" fo:margin-right="0cm" fo:margin-top="0cm" fo:margin-bottom="0.072cm" fo:text-indent="0cm"/>
      <style:text-properties fo:font-size="14.8999996185303pt"/>
    </style:style>
    <style:style style:name="Lights-outline8" style:family="presentation" style:parent-style-name="Lights-outline7">
      <style:paragraph-properties fo:margin-left="0cm" fo:margin-right="0cm" fo:margin-top="0cm" fo:margin-bottom="0.071cm" fo:text-indent="0cm"/>
      <style:text-properties fo:font-size="14.8999996185303pt"/>
    </style:style>
    <style:style style:name="Lights-outline9" style:family="presentation" style:parent-style-name="Lights-outline8">
      <style:paragraph-properties fo:margin-left="0cm" fo:margin-right="0cm" fo:margin-top="0cm" fo:margin-bottom="0.07cm" fo:text-indent="0cm"/>
      <style:text-properties fo:font-size="14.8000001907349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5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7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8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9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11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12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3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4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5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Gradient_20_6" draw:gradient-step-count="0"/>
      <style:paragraph-properties fo:text-align="center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end" style:writing-mode="lr-tb"/>
      <style:text-properties fo:font-size="14pt" style:font-size-asian="14pt" style:font-size-complex="14pt"/>
    </style:style>
    <style:style style:name="MP11" style:family="paragraph">
      <loext:graphic-properties draw:fill-color="#ffffff" draw:opacity="30%"/>
      <style:paragraph-properties fo:text-align="center"/>
    </style:style>
    <style:style style:name="MP12" style:family="paragraph">
      <loext:graphic-properties draw:fill-color="#ffffff" draw:opacity="20%"/>
      <style:paragraph-properties fo:text-align="center"/>
    </style:style>
    <style:style style:name="MP13" style:family="paragraph">
      <loext:graphic-properties draw:fill-color="#ffffff" draw:opacity="10%"/>
      <style:paragraph-properties fo:text-align="center"/>
    </style:style>
    <style:style style:name="MP14" style:family="paragraph">
      <loext:graphic-properties draw:fill-color="#ffffff" draw:opacity="15%"/>
      <style:paragraph-properties fo:text-align="center"/>
    </style:style>
    <style:style style:name="MP15" style:family="paragraph">
      <loext:graphic-properties draw:fill-color="#ffffff" draw:opacity="2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ights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499cm" svg:y="3.999cm" presentation:class="title" presentation:placeholder="true">
        <draw:text-box/>
      </draw:frame>
      <draw:frame presentation:style-name="Lights-outline1" draw:layer="backgroundobjects" svg:width="25cm" svg:height="6cm" svg:x="1.499cm" svg:y="7.249cm" presentation:class="outline" presentation:placeholder="true">
        <draw:text-box/>
      </draw:frame>
      <draw:frame presentation:style-name="Mpr5" draw:text-style-name="MP2" draw:layer="backgroundobjects" svg:width="6.5cm" svg:height="1.09cm" svg:x="0.499cm" svg:y="14.249cm" presentation:class="date-time">
        <draw:text-box>
          <text:p text:style-name="MP8"><text:span text:style-name="MT1"><presentation:date-time/></text:span></text:p>
        </draw:text-box>
      </draw:frame>
      <draw:frame presentation:style-name="Mpr5" draw:text-style-name="MP6" draw:layer="backgroundobjects" svg:width="9cm" svg:height="1.09cm" svg:x="9.499cm" svg:y="14.249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cm" svg:height="1.09cm" svg:x="20.999cm" svg:y="14.249cm" presentation:class="page-number">
        <draw:text-box>
          <text:p text:style-name="MP10"><text:span text:style-name="MT1"><text:page-number>&lt;number&gt;</text:page-number></text:span></text:p>
        </draw:text-box>
      </draw:frame>
      <draw:custom-shape presentation:style-name="Mpr6" draw:text-style-name="MP11" draw:layer="backgroundobjects" svg:width="4cm" svg:height="3.5cm" svg:x="3.999cm" svg:y="2.9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11" draw:layer="backgroundobjects" svg:width="4cm" svg:height="3.5cm" svg:x="20.499cm" svg:y="10.9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2" draw:layer="backgroundobjects" svg:width="3.5cm" svg:height="3cm" svg:x="24.999cm" svg:y="7.4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2" draw:layer="backgroundobjects" svg:width="4cm" svg:height="3.75cm" svg:x="-0.499cm" svg:y="6.7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12" draw:layer="backgroundobjects" svg:width="2cm" svg:height="2cm" svg:x="1.499cm" svg:y="2.9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13" draw:layer="backgroundobjects" svg:width="2cm" svg:height="2cm" svg:x="0cm" svg:y="3.4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4" draw:layer="backgroundobjects" svg:width="4.5cm" svg:height="3.5cm" svg:x="0cm" svg:y="14.4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2" draw:text-style-name="MP11" draw:layer="backgroundobjects" svg:width="2cm" svg:height="2cm" svg:x="26.999cm" svg:y="12.9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13" draw:layer="backgroundobjects" svg:width="2cm" svg:height="2cm" svg:x="26.499cm" svg:y="9.4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3" draw:text-style-name="MP12" draw:layer="backgroundobjects" svg:width="3cm" svg:height="2.34cm" svg:x="22.499cm" svg:y="12.9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4" draw:text-style-name="MP15" draw:layer="backgroundobjects" svg:width="2.5cm" svg:height="2.5cm" svg:x="21.999cm" svg:y="14.9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7.478cm" svg:height="8.993cm" svg:x="2.056cm" svg:y="2.351cm" presentation:class="page"/>
        <draw:frame presentation:style-name="Lights-notes" draw:layer="backgroundobjects" svg:width="17.478cm" svg:height="13.17cm" svg:x="2.056cm" svg:y="12.229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0:37:47.178613784</meta:creation-date>
    <dc:date>2025-07-23T20:50:55.367831788</dc:date>
    <meta:editing-duration>PT9H51M46S</meta:editing-duration>
    <meta:editing-cycles>1</meta:editing-cycles>
    <meta:document-statistic meta:object-count="86"/>
    <meta:generator>LibreOffice/24.2.7.2$Linux_X86_64 LibreOffice_project/420$Build-2</meta:generator>
  </office:meta>
</office:document-meta>
</file>